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1</text:p>
      <text:p text:style-name="Standard">SELECT STUDENT_NO AS 학번, STUDENT_NAME AS 이름, TO_CHAR(ENTRANCE_DATE,'YYYY-MM-DD') AS 입학년도</text:p>
      <text:p text:style-name="Standard">FROM TB_STUDENT</text:p>
      <text:p text:style-name="Standard">WHERE DEPARTMENT_NO = '002'</text:p>
      <text:p text:style-name="Standard">ORDER BY 3 ASC;</text:p>
      <text:p text:style-name="Standard"/>
      <text:p text:style-name="Standard">--2.1</text:p>
      <text:p text:style-name="Standard">SELECT PROFESSOR_NAME, PROFESSOR_SSN</text:p>
      <text:p text:style-name="Standard">FROM TB_PROFESSOR</text:p>
      <text:p text:style-name="Standard">WHERE LENGTH(PROFESSOR_NAME) != 3;</text:p>
      <text:p text:style-name="Standard">--2.2</text:p>
      <text:p text:style-name="Standard">SELECT PROFESSOR_NAME, PROFESSOR_SSN</text:p>
      <text:p text:style-name="Standard">FROM TB_PROFESSOR</text:p>
      <text:p text:style-name="Standard">WHERE PROFESSOR_NAME NOT LIKE '___';</text:p>
      <text:p text:style-name="Standard"/>
      <text:p text:style-name="Standard">--3</text:p>
      <text:p text:style-name="Standard">SELECT PROFESSOR_NAME AS 교수이름, EXTRACT(YEAR FROM SYSDATE) - (19||SUBSTR(PROFESSOR_SSN,1,2)) AS 나이</text:p>
      <text:p text:style-name="Standard">FROM TB_PROFESSOR</text:p>
      <text:p text:style-name="Standard">WHERE SUBSTR(PROFESSOR_SSN,8,1) =1</text:p>
      <text:p text:style-name="Standard">ORDER BY 2;</text:p>
      <text:p text:style-name="Standard"/>
      <text:p text:style-name="Standard">--4</text:p>
      <text:p text:style-name="Standard">SELECT SUBSTR(PROFESSOR_NAME,2) AS 이름</text:p>
      <text:p text:style-name="Standard">FROM TB_PROFESSOR;</text:p>
      <text:p text:style-name="Standard"/>
      <text:p text:style-name="Standard">--5</text:p>
      <text:p text:style-name="Standard">SELECT STUDENT_NO, STUDENT_NAME</text:p>
      <text:p text:style-name="Standard">FROM TB_STUDENT</text:p>
      <text:p text:style-name="Standard">WHERE EXTRACT(YEAR FROM ENTRANCE_DATE) - EXTRACT(YEAR FROM TO_DATE(SUBSTR(STUDENT_SSN,1,6))) &gt;19;</text:p>
      <text:p text:style-name="Standard"/>
      <text:p text:style-name="Standard">--6</text:p>
      <text:p text:style-name="Standard">SELECT TO_CHAR(TO_DATE('20201225'),'DAY')</text:p>
      <text:p text:style-name="Standard">FROM DUAL;</text:p>
      <text:p text:style-name="Standard"/>
      <text:p text:style-name="Standard">--7</text:p>
      <text:p text:style-name="Standard">SELECT TO_CHAR(TO_DATE('99/10/11','YY/MM/DD'),'YYYY') AS YY99,</text:p>
      <text:p text:style-name="Standard"><text:s text:c="8"/>TO_CHAR(TO_DATE('49/10/11','YY/MM/DD'),'YYYY') AS YY49,</text:p>
      <text:p text:style-name="Standard"><text:s text:c="9"/>TO_CHAR(TO_DATE('99/10/11','RR/MM/DD'),'YYYY') AS RR99,</text:p>
      <text:p text:style-name="Standard"><text:s text:c="10"/>TO_CHAR(TO_DATE('49/10/11','RR/MM/DD'),'YYYY') AS RR49</text:p>
      <text:p text:style-name="Standard">FROM DUAL;</text:p>
      <text:p text:style-name="Standard"/>
      <text:p text:style-name="Standard">--8</text:p>
      <text:p text:style-name="Standard">SELECT STUDENT_NO, STUDENT_NAME</text:p>
      <text:p text:style-name="Standard"><text:soft-page-break/>FROM TB_STUDENT</text:p>
      <text:p text:style-name="Standard">WHERE ENTRANCE_DATE &lt; '2000/01/01';</text:p>
      <text:p text:style-name="Standard"/>
      <text:p text:style-name="Standard">--9</text:p>
      <text:p text:style-name="Standard">SELECT ROUND(AVG(POINT),1)</text:p>
      <text:p text:style-name="Standard">FROM TB_GRADE</text:p>
      <text:p text:style-name="Standard">WHERE STUDENT_NO = 'A517178';</text:p>
      <text:p text:style-name="Standard"/>
      <text:p text:style-name="Standard">--10</text:p>
      <text:p text:style-name="Standard">SELECT DEPARTMENT_NO, COUNT(*)</text:p>
      <text:p text:style-name="Standard">FROM TB_STUDENT</text:p>
      <text:p text:style-name="Standard">GROUP BY DEPARTMENT_NO</text:p>
      <text:p text:style-name="Standard">ORDER BY 1;</text:p>
      <text:p text:style-name="Standard"/>
      <text:p text:style-name="Standard">--11</text:p>
      <text:p text:style-name="Standard">SELECT COUNT(*)</text:p>
      <text:p text:style-name="Standard">FROM TB_STUDENT</text:p>
      <text:p text:style-name="Standard">WHERE COACH_PROFESSOR_NO IS NULL;</text:p>
      <text:p text:style-name="Standard"/>
      <text:p text:style-name="Standard">--12</text:p>
      <text:p text:style-name="Standard">SELECT SUBSTR(TERM_NO,1,4) AS 년도, ROUND(AVG(POINT),1) AS "년도 별 평점"</text:p>
      <text:p text:style-name="Standard">FROM TB_GRADE</text:p>
      <text:p text:style-name="Standard">WHERE STUDENT_NO = 'A112113'</text:p>
      <text:p text:style-name="Standard">GROUP BY SUBSTR(TERM_NO,1,4);</text:p>
      <text:p text:style-name="Standard"/>
      <text:p text:style-name="Standard">--13</text:p>
      <text:p text:style-name="Standard">SELECT DEPARTMENT_NO AS 학과코드명, COUNT(DECODE(ABSENCE_YN,'Y',1)) AS "휴학생_수"</text:p>
      <text:p text:style-name="Standard">FROM TB_STUDENT</text:p>
      <text:p text:style-name="Standard">GROUP BY DEPARTMENT_NO</text:p>
      <text:p text:style-name="Standard">ORDER BY 1;</text:p>
      <text:p text:style-name="Standard"/>
      <text:p text:style-name="Standard">--14</text:p>
      <text:p text:style-name="Standard">SELECT STUDENT_NAME, COUNT(*)</text:p>
      <text:p text:style-name="Standard">FROM TB_STUDENT</text:p>
      <text:p text:style-name="Standard">GROUP BY STUDENT_NAME</text:p>
      <text:p text:style-name="Standard">HAVING COUNT(*) &gt;1</text:p>
      <text:p text:style-name="Standard">ORDER BY 1;</text:p>
      <text:p text:style-name="Standard"/>
      <text:p text:style-name="Standard">--15</text:p>
      <text:p text:style-name="Standard">SELECT SUBSTR(TERM_NO,1,4) AS 년도, SUBSTR(TERM_NO,5,2) AS 학기, ROUND (AVG(POINT), 1) AS 평균</text:p>
      <text:p text:style-name="Standard">FROM TB_GRADE</text:p>
      <text:p text:style-name="Standard">WHERE STUDENT_NO = 'A112113'</text:p>
      <text:p text:style-name="Standard">GROUP BY ROLLUP(SUBSTR(TERM_NO,1,4), SUBSTR(TERM_NO,5,2))</text:p>
      <text:p text:style-name="Standard"><text:soft-page-break/>ORDER BY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7T16:27:18.28</meta:creation-date>
    <dc:date>2024-07-17T16:37:33.95</dc:date>
    <meta:editing-duration>PT4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3" meta:paragraph-count="73" meta:word-count="272" meta:character-count="1887"/>
  </office:meta>
</office:document-meta>
</file>